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/>
      <style:text-properties officeooo:paragraph-rsid="001c1078"/>
    </style:style>
    <style:style style:name="P2" style:family="paragraph" style:parent-style-name="Text_20_body">
      <style:paragraph-properties fo:text-align="justify" style:justify-single-word="false"/>
      <style:text-properties style:font-name="aakar" officeooo:paragraph-rsid="001c1078" style:font-name-asian="aakar"/>
    </style:style>
    <style:style style:name="T1" style:family="text">
      <style:text-properties officeooo:rsid="003c44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include&lt;iostream&gt;</text:p>
      <text:p text:style-name="P2">#include&lt;ctime&gt;</text:p>
      <text:p text:style-name="P2"/>
      <text:p text:style-name="P2">void main()</text:p>
      <text:p text:style-name="P2">{</text:p>
      <text:p text:style-name="P2"><text:tab/>clock_t start, finish;</text:p>
      <text:p text:style-name="P2"><text:tab/>start = clock();</text:p>
      <text:p text:style-name="P2"><text:tab/>int sum = 0;</text:p>
      <text:p text:style-name="P2"><text:tab/>for (int i = 0; i &lt; 100000000; i++)</text:p>
      <text:p text:style-name="P2"><text:tab/>{</text:p>
      <text:p text:style-name="P2"><text:tab/><text:tab/>sum = sum + i;</text:p>
      <text:p text:style-name="P2"><text:tab/>}</text:p>
      <text:p text:style-name="P2"><text:tab/>finish = clock();</text:p>
      <text:p text:style-name="P2"><text:tab/>std::cout &lt;&lt; "time consuming:" &lt;&lt; (finish - start) &lt;&lt; "ms" &lt;&lt; endl;</text:p>
      <text:p text:style-name="P2"><text:tab/>std::cout &lt;&lt; "time consuming:" &lt;&lt; (finish - start) / CLOCKS_PER_SEC &lt;&lt; "s" &lt;&lt; endl;</text:p>
      <text:p text:style-name="P2"><text:tab/>system("pause");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3-12-02T18:53:23.037640760</dc:date>
    <meta:editing-duration>PT9M57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62" meta:character-count="342" meta:non-whitespace-character-count="284"/>
  </office:meta>
</office:document-meta>
</file>